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45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Weather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時刻</text:p>
          </table:table-cell>
          <table:table-cell office:value-type="string">
            <text:p>Drybulb temperature</text:p>
          </table:table-cell>
          <table:table-cell office:value-type="string">
            <text:p>Humidity ratio</text:p>
          </table:table-cell>
          <table:table-cell office:value-type="string">
            <text:p>Nocturnal radiation [W/m2]</text:p>
          </table:table-cell>
          <table:table-cell office:value-type="string">
            <text:p>Direct normal radiation [W/m2]</text:p>
          </table:table-cell>
          <table:table-cell office:value-type="string">
            <text:p>Diffuse horizontal radiation [W/m2]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Weather.N14" table:end-x="0.282cm" table:end-y="0.352cm" draw:z-index="0" draw:style-name="gr1" svg:width="15cm" svg:height="6cm" svg:x="1.089cm" svg:y="0.278cm">
              <draw:object draw:notify-on-update-of-ranges="Weather.A2:Weather.A25 Weather.B1:Weather.B1 Weather.B2:Weather.B25 Weather.C1:Weather.C1 Weather.C2:Weather.C2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24.1">
            <text:p>24.1</text:p>
          </table:table-cell>
          <table:table-cell table:style-name="ce2" office:value-type="float" office:value="0.0136">
            <text:p>0.013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24.1">
            <text:p>24.1</text:p>
          </table:table-cell>
          <table:table-cell table:style-name="ce2" office:value-type="float" office:value="0.0134">
            <text:p>0.01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24.2">
            <text:p>24.2</text:p>
          </table:table-cell>
          <table:table-cell table:style-name="ce2" office:value-type="float" office:value="0.0133">
            <text:p>0.01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24.3">
            <text:p>24.3</text:p>
          </table:table-cell>
          <table:table-cell table:style-name="ce2" office:value-type="float" office:value="0.0131">
            <text:p>0.013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24.4">
            <text:p>24.4</text:p>
          </table:table-cell>
          <table:table-cell table:style-name="ce2" office:value-type="float" office:value="0.0138">
            <text:p>0.0138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25.1">
            <text:p>25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26.1">
            <text:p>26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27.1">
            <text:p>27.1</text:p>
          </table:table-cell>
          <table:table-cell table:style-name="ce2" office:value-type="float" office:value="0.014">
            <text:p>0.0140</text:p>
          </table:table-cell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office:value-type="float" office:value="28.8">
            <text:p>28.8</text:p>
          </table:table-cell>
          <table:table-cell table:style-name="ce2" office:value-type="float" office:value="0.0147">
            <text:p>0.0147</text:p>
          </table:table-cell>
          <table:table-cell office:value-type="float" office:value="24">
            <text:p>24</text:p>
          </table:table-cell>
          <table:table-cell office:value-type="float" office:value="427">
            <text:p>427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office:value-type="float" office:value="29.9">
            <text:p>29.9</text:p>
          </table:table-cell>
          <table:table-cell table:style-name="ce2" office:value-type="float" office:value="0.0149">
            <text:p>0.0149</text:p>
          </table:table-cell>
          <table:table-cell office:value-type="float" office:value="24">
            <text:p>24</text:p>
          </table:table-cell>
          <table:table-cell office:value-type="float" office:value="499">
            <text:p>499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office:value-type="float" office:value="30.7">
            <text:p>30.7</text:p>
          </table:table-cell>
          <table:table-cell table:style-name="ce2" office:value-type="float" office:value="0.0142">
            <text:p>0.0142</text:p>
          </table:table-cell>
          <table:table-cell office:value-type="float" office:value="24">
            <text:p>24</text:p>
          </table:table-cell>
          <table:table-cell office:value-type="float" office:value="557">
            <text:p>557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office:value-type="float" office:value="31.2">
            <text:p>31.2</text:p>
          </table:table-cell>
          <table:table-cell table:style-name="ce2" office:value-type="float" office:value="0.0146">
            <text:p>0.0146</text:p>
          </table:table-cell>
          <table:table-cell office:value-type="float" office:value="23">
            <text:p>23</text:p>
          </table:table-cell>
          <table:table-cell office:value-type="float" office:value="522">
            <text:p>522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office:value-type="float" office:value="31.6">
            <text:p>31.6</text:p>
          </table:table-cell>
          <table:table-cell table:style-name="ce2" office:value-type="float" office:value="0.014">
            <text:p>0.0140</text:p>
          </table:table-cell>
          <table:table-cell office:value-type="float" office:value="24">
            <text:p>24</text:p>
          </table:table-cell>
          <table:table-cell office:value-type="float" office:value="517">
            <text:p>517</text:p>
          </table:table-cell>
          <table:table-cell office:value-type="float" office:value="319">
            <text:p>319</text:p>
          </table:table-cell>
          <table:table-cell/>
          <table:table-cell>
            <draw:frame table:end-cell-address="Weather.O28" table:end-x="0.244cm" table:end-y="0.105cm" draw:z-index="1" draw:style-name="gr1" svg:width="16cm" svg:height="6cm" svg:x="0.051cm" svg:y="0.03cm">
              <draw:object draw:notify-on-update-of-ranges="Weather.A2:Weather.A25 Weather.E1:Weather.E1 Weather.E2:Weather.E25 Weather.F1:Weather.F1 Weather.F2:Weather.F25 Weather.D1:Weather.D1 Weather.D2:Weather.D2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office:value-type="float" office:value="31.4">
            <text:p>31.4</text:p>
          </table:table-cell>
          <table:table-cell table:style-name="ce2" office:value-type="float" office:value="0.0145">
            <text:p>0.0145</text:p>
          </table:table-cell>
          <table:table-cell office:value-type="float" office:value="24">
            <text:p>24</text:p>
          </table:table-cell>
          <table:table-cell office:value-type="float" office:value="480">
            <text:p>480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office:value-type="float" office:value="31.3">
            <text:p>31.3</text:p>
          </table:table-cell>
          <table:table-cell table:style-name="ce2" office:value-type="float" office:value="0.0144">
            <text:p>0.0144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office:value-type="float" office:value="30.8">
            <text:p>30.8</text:p>
          </table:table-cell>
          <table:table-cell table:style-name="ce2" office:value-type="float" office:value="0.0146">
            <text:p>0.0146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office:value-type="float" office:value="29.4">
            <text:p>29.4</text:p>
          </table:table-cell>
          <table:table-cell table:style-name="ce2" office:value-type="float" office:value="0.0142">
            <text:p>0.0142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office:value-type="float" office:value="28.1">
            <text:p>28.1</text:p>
          </table:table-cell>
          <table:table-cell table:style-name="ce2" office:value-type="float" office:value="0.0136">
            <text:p>0.013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27.5">
            <text:p>27.5</text:p>
          </table:table-cell>
          <table:table-cell table:style-name="ce2" office:value-type="float" office:value="0.0136">
            <text:p>0.013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27.1">
            <text:p>27.1</text:p>
          </table:table-cell>
          <table:table-cell table:style-name="ce2" office:value-type="float" office:value="0.0135">
            <text:p>0.013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26.6">
            <text:p>26.6</text:p>
          </table:table-cell>
          <table:table-cell table:style-name="ce2" office:value-type="float" office:value="0.0136">
            <text:p>0.013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26.3">
            <text:p>26.3</text:p>
          </table:table-cell>
          <table:table-cell table:style-name="ce2" office:value-type="float" office:value="0.014">
            <text:p>0.014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65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one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.1">
            <text:p>31.1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9">
            <text:p>30.9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8">
            <text:p>30.8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5">
            <text:p>30.5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6">
            <text:p>30.6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4">
            <text:p>1404</text:p>
          </table:table-cell>
          <table:table-cell office:value-type="float" office:value="1730">
            <text:p>1730</text:p>
          </table:table-cell>
          <table:table-cell office:value-type="float" office:value="1287">
            <text:p>1287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385">
            <text:p>1385</text:p>
          </table:table-cell>
          <table:table-cell office:value-type="float" office:value="1573">
            <text:p>1573</text:p>
          </table:table-cell>
          <table:table-cell office:value-type="float" office:value="1168">
            <text:p>1168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89">
            <text:p>1489</text:p>
          </table:table-cell>
          <table:table-cell office:value-type="float" office:value="1550">
            <text:p>1550</text:p>
          </table:table-cell>
          <table:table-cell office:value-type="float" office:value="1157">
            <text:p>115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89">
            <text:p>1589</text:p>
          </table:table-cell>
          <table:table-cell office:value-type="float" office:value="1544">
            <text:p>1544</text:p>
          </table:table-cell>
          <table:table-cell office:value-type="float" office:value="1160">
            <text:p>1160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6">
            <text:p>1686</text:p>
          </table:table-cell>
          <table:table-cell office:value-type="float" office:value="1553">
            <text:p>1553</text:p>
          </table:table-cell>
          <table:table-cell office:value-type="float" office:value="1173">
            <text:p>1173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69">
            <text:p>1769</text:p>
          </table:table-cell>
          <table:table-cell office:value-type="float" office:value="1575">
            <text:p>1575</text:p>
          </table:table-cell>
          <table:table-cell office:value-type="float" office:value="1192">
            <text:p>119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0">
            <text:p>1840</text:p>
          </table:table-cell>
          <table:table-cell office:value-type="float" office:value="1605">
            <text:p>1605</text:p>
          </table:table-cell>
          <table:table-cell office:value-type="float" office:value="1214">
            <text:p>121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1636">
            <text:p>1636</text:p>
          </table:table-cell>
          <table:table-cell office:value-type="float" office:value="1234">
            <text:p>1234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83">
            <text:p>1883</text:p>
          </table:table-cell>
          <table:table-cell office:value-type="float" office:value="1663">
            <text:p>1663</text:p>
          </table:table-cell>
          <table:table-cell office:value-type="float" office:value="1248">
            <text:p>124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2">
            <text:p>1862</text:p>
          </table:table-cell>
          <table:table-cell office:value-type="float" office:value="1679">
            <text:p>1679</text:p>
          </table:table-cell>
          <table:table-cell office:value-type="float" office:value="1255">
            <text:p>1255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81">
            <text:p>1781</text:p>
          </table:table-cell>
          <table:table-cell office:value-type="float" office:value="1681">
            <text:p>1681</text:p>
          </table:table-cell>
          <table:table-cell office:value-type="float" office:value="1251">
            <text:p>1251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4">
            <text:p>1684</text:p>
          </table:table-cell>
          <table:table-cell office:value-type="float" office:value="1667">
            <text:p>1667</text:p>
          </table:table-cell>
          <table:table-cell office:value-type="float" office:value="1238">
            <text:p>1238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5">
            <text:p>31.5</text:p>
          </table:table-cell>
          <table:table-cell office:value-type="float" office:value="30.8">
            <text:p>30.8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8">
            <text:p>31.8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7">
            <text:p>31.7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Zone.J38" table:end-x="1.451cm" table:end-y="0.37cm" draw:z-index="0" draw:style-name="gr1" svg:width="15cm" svg:height="6cm" svg:x="0cm" svg:y="0.295cm">
              <draw:object draw:notify-on-update-of-ranges="Zone.A2:Zone.A25 Zone.B1:Zone.B1 Zone.B2:Zone.B25 Zone.C1:Zone.C1 Zone.C2:Zone.C25 Zone.D1:Zone.D1 Zone.D2:Zone.D25 Zone.E1:Zone.E1 Zone.E2:Zone.E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Zone.J53" table:end-x="1.451cm" table:end-y="0.407cm" draw:z-index="1" draw:style-name="gr1" svg:width="15cm" svg:height="6cm" svg:x="0cm" svg:y="0.332cm">
              <draw:object draw:notify-on-update-of-ranges="Zone.A2:Zone.A25 Zone.F1:Zone.F1 Zone.F2:Zone.F25 Zone.G1:Zone.G1 Zone.G2:Zone.G25 Zone.H1:Zone.H1 Zone.H2:Zone.H25 Zone.I1:Zone.I1 Zone.I2:Zone.I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ultiRoom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0.9">
            <text:p>30.9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8">
            <text:p>30.8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7">
            <text:p>30.7</text:p>
          </table:table-cell>
          <table:table-cell office:value-type="float" office:value="31.5">
            <text:p>31.5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7">
            <text:p>30.7</text:p>
          </table:table-cell>
          <table:table-cell office:value-type="float" office:value="31.3">
            <text:p>31.3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23">
            <text:p>1423</text:p>
          </table:table-cell>
          <table:table-cell office:value-type="float" office:value="1801">
            <text:p>1801</text:p>
          </table:table-cell>
          <table:table-cell office:value-type="float" office:value="1284">
            <text:p>1284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9">
            <text:p>1409</text:p>
          </table:table-cell>
          <table:table-cell office:value-type="float" office:value="1660">
            <text:p>1660</text:p>
          </table:table-cell>
          <table:table-cell office:value-type="float" office:value="1182">
            <text:p>1182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14">
            <text:p>1514</text:p>
          </table:table-cell>
          <table:table-cell office:value-type="float" office:value="1648">
            <text:p>1648</text:p>
          </table:table-cell>
          <table:table-cell office:value-type="float" office:value="1172">
            <text:p>1172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11">
            <text:p>1611</text:p>
          </table:table-cell>
          <table:table-cell office:value-type="float" office:value="1657">
            <text:p>1657</text:p>
          </table:table-cell>
          <table:table-cell office:value-type="float" office:value="1174">
            <text:p>1174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00">
            <text:p>1700</text:p>
          </table:table-cell>
          <table:table-cell office:value-type="float" office:value="1683">
            <text:p>1683</text:p>
          </table:table-cell>
          <table:table-cell office:value-type="float" office:value="1186">
            <text:p>1186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72">
            <text:p>1772</text:p>
          </table:table-cell>
          <table:table-cell office:value-type="float" office:value="1721">
            <text:p>1721</text:p>
          </table:table-cell>
          <table:table-cell office:value-type="float" office:value="1205">
            <text:p>1205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28">
            <text:p>1828</text:p>
          </table:table-cell>
          <table:table-cell office:value-type="float" office:value="1764">
            <text:p>1764</text:p>
          </table:table-cell>
          <table:table-cell office:value-type="float" office:value="1226">
            <text:p>1226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3">
            <text:p>1843</text:p>
          </table:table-cell>
          <table:table-cell office:value-type="float" office:value="1803">
            <text:p>1803</text:p>
          </table:table-cell>
          <table:table-cell office:value-type="float" office:value="1245">
            <text:p>1245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5">
            <text:p>1845</text:p>
          </table:table-cell>
          <table:table-cell office:value-type="float" office:value="1833">
            <text:p>1833</text:p>
          </table:table-cell>
          <table:table-cell office:value-type="float" office:value="1258">
            <text:p>1258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17">
            <text:p>1817</text:p>
          </table:table-cell>
          <table:table-cell office:value-type="float" office:value="1849">
            <text:p>1849</text:p>
          </table:table-cell>
          <table:table-cell office:value-type="float" office:value="1263">
            <text:p>1263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30">
            <text:p>1730</text:p>
          </table:table-cell>
          <table:table-cell office:value-type="float" office:value="1846">
            <text:p>1846</text:p>
          </table:table-cell>
          <table:table-cell office:value-type="float" office:value="1259">
            <text:p>1259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31">
            <text:p>1631</text:p>
          </table:table-cell>
          <table:table-cell office:value-type="float" office:value="1823">
            <text:p>1823</text:p>
          </table:table-cell>
          <table:table-cell office:value-type="float" office:value="1245">
            <text:p>1245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MultiRoom.J38" table:end-x="1.451cm" table:end-y="0.37cm" draw:z-index="0" draw:style-name="gr1" svg:width="15cm" svg:height="6cm" svg:x="0cm" svg:y="0.295cm">
              <draw:object draw:notify-on-update-of-ranges="MultiRoom.A2:MultiRoom.A25 MultiRoom.B1:MultiRoom.B1 MultiRoom.B2:MultiRoom.B25 MultiRoom.C1:MultiRoom.C1 MultiRoom.C2:MultiRoom.C25 MultiRoom.D1:MultiRoom.D1 MultiRoom.D2:MultiRoom.D25 MultiRoom.E1:MultiRoom.E1 MultiRoom.E2:MultiRoom.E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MultiRoom.J53" table:end-x="1.451cm" table:end-y="0.407cm" draw:z-index="1" draw:style-name="gr1" svg:width="15cm" svg:height="6cm" svg:x="0cm" svg:y="0.332cm">
              <draw:object draw:notify-on-update-of-ranges="MultiRoom.A2:MultiRoom.A25 MultiRoom.F1:MultiRoom.F1 MultiRoom.F2:MultiRoom.F25 MultiRoom.G1:MultiRoom.G1 MultiRoom.G2:MultiRoom.G25 MultiRoom.H1:MultiRoom.H1 MultiRoom.H2:MultiRoom.H25 MultiRoom.I1:MultiRoom.I1 MultiRoom.I2:MultiRoom.I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4" number:min-integer-digits="1"/>
    </number:number-style>
    <number:number-style style:name="N146">
      <number:number number:decimal-places="1" number:min-integer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2010/05/05</text:date>, <text:time>22:2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室の温湿度変動テスト1" style:display-name="PageStyle_室の温湿度変動テス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1" style:display-name="PageStyle_室の温湿度変動テスト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2" style:display-name="PageStyle_室の温湿度変動テスト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" style:display-name="PageStyle_室の温湿度変動テスト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1" style:display-name="PageStyle_室の温湿度変動テスト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2" style:display-name="PageStyle_室の温湿度変動テスト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3" style:display-name="PageStyle_室の温湿度変動テスト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4" style:display-name="PageStyle_室の温湿度変動テスト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5" style:display-name="PageStyle_室の温湿度変動テスト2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t</meta:initial-creator>
    <meta:editing-duration>PT06H35M47S</meta:editing-duration>
    <meta:editing-cycles>5</meta:editing-cycles>
    <meta:generator>OpenOffice.org/3.2$Win32 OpenOffice.org_project/320m12$Build-9483</meta:generator>
    <dc:date>2010-05-05T22:26:30.78</dc:date>
    <meta:document-statistic meta:table-count="3" meta:cell-count="5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Zone.A1:Zone.E25" chart:data-source-has-labels="both" svg:x="0.236cm" svg:y="0.601cm" svg:width="14.52cm" svg:height="5.273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4cm" svg:y="3.891cm" chart:style-name="ch6">
              <text:p>乾球温度[℃]</text:p>
            </chart:title>
            <chart:grid chart:style-name="ch7" chart:class="major"/>
          </chart:axis>
          <chart:series chart:style-name="ch8" chart:values-cell-range-address="Zone.B2:Zone.B25" chart:label-cell-address="Zone.B1:Zone.B1" chart:class="chart:line">
            <chart:data-point chart:repeated="24"/>
          </chart:series>
          <chart:series chart:style-name="ch9" chart:values-cell-range-address="Zone.C2:Zone.C25" chart:label-cell-address="Zone.C1:Zone.C1" chart:class="chart:line">
            <chart:data-point chart:repeated="24"/>
          </chart:series>
          <chart:series chart:style-name="ch10" chart:values-cell-range-address="Zone.D2:Zone.D25" chart:label-cell-address="Zone.D1:Zone.D1" chart:class="chart:line">
            <chart:data-point chart:repeated="24"/>
          </chart:series>
          <chart:series chart:style-name="ch11" chart:values-cell-range-address="Zone.E2:Zone.E25" chart:label-cell-address="Zone.E1:Zone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B1:Zone.B1">西室ペリメータ</text:p>
              </table:table-cell>
              <table:table-cell office:value-type="string">
                <text:p text:id="Zone.C1:Zone.C1">西室インテリア</text:p>
              </table:table-cell>
              <table:table-cell office:value-type="string">
                <text:p text:id="Zone.D1:Zone.D1">東室ペリメータ</text:p>
              </table:table-cell>
              <table:table-cell office:value-type="string">
                <text:p text:id="Zone.E1:Zone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31.2">
                <text:p text:id="Zone.B2:Zone.B25">31.2</text:p>
              </table:table-cell>
              <table:table-cell office:value-type="float" office:value="31.4">
                <text:p text:id="Zone.C2:Zone.C25">31.4</text:p>
              </table:table-cell>
              <table:table-cell office:value-type="float" office:value="31.5">
                <text:p text:id="Zone.D2:Zone.D25">31.5</text:p>
              </table:table-cell>
              <table:table-cell office:value-type="float" office:value="31.8">
                <text:p text:id="Zone.E2:Zone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.1">
                <text:p>31.1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1">
                <text:p>31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9">
                <text:p>30.9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8">
                <text:p>30.8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5">
                <text:p>30.5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6">
                <text:p>30.6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5">
                <text:p>31.5</text:p>
              </table:table-cell>
              <table:table-cell office:value-type="float" office:value="30.8">
                <text:p>30.8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8">
                <text:p>31.8</text:p>
              </table:table-cell>
              <table:table-cell office:value-type="float" office:value="31.2">
                <text:p>31.2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7">
                <text:p>31.7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Zone.A2:Zone.A25 Zone.F1:Zone.I25" chart:data-source-has-labels="both" svg:x="-0.047cm" svg:y="0.602cm" svg:width="14.805cm" svg:height="5.275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5cm" svg:y="3.89cm" chart:style-name="ch6">
              <text:p>顕熱負荷[W]</text:p>
            </chart:title>
            <chart:grid chart:style-name="ch7" chart:class="major"/>
          </chart:axis>
          <chart:series chart:style-name="ch8" chart:values-cell-range-address="Zone.F2:Zone.F25" chart:label-cell-address="Zone.F1:Zone.F1" chart:class="chart:line">
            <chart:data-point chart:repeated="24"/>
          </chart:series>
          <chart:series chart:style-name="ch9" chart:values-cell-range-address="Zone.G2:Zone.G25" chart:label-cell-address="Zone.G1:Zone.G1" chart:class="chart:line">
            <chart:data-point chart:repeated="24"/>
          </chart:series>
          <chart:series chart:style-name="ch10" chart:values-cell-range-address="Zone.H2:Zone.H25" chart:label-cell-address="Zone.H1:Zone.H1" chart:class="chart:line">
            <chart:data-point chart:repeated="24"/>
          </chart:series>
          <chart:series chart:style-name="ch11" chart:values-cell-range-address="Zone.I2:Zone.I25" chart:label-cell-address="Zone.I1:Zone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F1:Zone.F1"> 西室ペリメータ</text:p>
              </table:table-cell>
              <table:table-cell office:value-type="string">
                <text:p text:id="Zone.G1:Zone.G1">西室インテリア</text:p>
              </table:table-cell>
              <table:table-cell office:value-type="string">
                <text:p text:id="Zone.H1:Zone.H1">東室ペリメータ</text:p>
              </table:table-cell>
              <table:table-cell office:value-type="string">
                <text:p text:id="Zone.I1:Zone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0">
                <text:p text:id="Zone.F2:Zone.F25">0</text:p>
              </table:table-cell>
              <table:table-cell office:value-type="float" office:value="0">
                <text:p text:id="Zone.G2:Zone.G25">0</text:p>
              </table:table-cell>
              <table:table-cell office:value-type="float" office:value="0">
                <text:p text:id="Zone.H2:Zone.H25">0</text:p>
              </table:table-cell>
              <table:table-cell office:value-type="float" office:value="0">
                <text:p text:id="Zone.I2:Zone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04">
                <text:p>1404</text:p>
              </table:table-cell>
              <table:table-cell office:value-type="float" office:value="1730">
                <text:p>1730</text:p>
              </table:table-cell>
              <table:table-cell office:value-type="float" office:value="1287">
                <text:p>128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385">
                <text:p>1385</text:p>
              </table:table-cell>
              <table:table-cell office:value-type="float" office:value="1573">
                <text:p>1573</text:p>
              </table:table-cell>
              <table:table-cell office:value-type="float" office:value="1168">
                <text:p>116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489">
                <text:p>1489</text:p>
              </table:table-cell>
              <table:table-cell office:value-type="float" office:value="1550">
                <text:p>1550</text:p>
              </table:table-cell>
              <table:table-cell office:value-type="float" office:value="1157">
                <text:p>1157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589">
                <text:p>1589</text:p>
              </table:table-cell>
              <table:table-cell office:value-type="float" office:value="1544">
                <text:p>1544</text:p>
              </table:table-cell>
              <table:table-cell office:value-type="float" office:value="1160">
                <text:p>116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686">
                <text:p>1686</text:p>
              </table:table-cell>
              <table:table-cell office:value-type="float" office:value="1553">
                <text:p>1553</text:p>
              </table:table-cell>
              <table:table-cell office:value-type="float" office:value="1173">
                <text:p>117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69">
                <text:p>1769</text:p>
              </table:table-cell>
              <table:table-cell office:value-type="float" office:value="1575">
                <text:p>1575</text:p>
              </table:table-cell>
              <table:table-cell office:value-type="float" office:value="1192">
                <text:p>119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40">
                <text:p>1840</text:p>
              </table:table-cell>
              <table:table-cell office:value-type="float" office:value="1605">
                <text:p>1605</text:p>
              </table:table-cell>
              <table:table-cell office:value-type="float" office:value="1214">
                <text:p>121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68">
                <text:p>1868</text:p>
              </table:table-cell>
              <table:table-cell office:value-type="float" office:value="1636">
                <text:p>1636</text:p>
              </table:table-cell>
              <table:table-cell office:value-type="float" office:value="1234">
                <text:p>123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83">
                <text:p>1883</text:p>
              </table:table-cell>
              <table:table-cell office:value-type="float" office:value="1663">
                <text:p>1663</text:p>
              </table:table-cell>
              <table:table-cell office:value-type="float" office:value="1248">
                <text:p>1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62">
                <text:p>1862</text:p>
              </table:table-cell>
              <table:table-cell office:value-type="float" office:value="1679">
                <text:p>1679</text:p>
              </table:table-cell>
              <table:table-cell office:value-type="float" office:value="1255">
                <text:p>125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81">
                <text:p>1781</text:p>
              </table:table-cell>
              <table:table-cell office:value-type="float" office:value="1681">
                <text:p>1681</text:p>
              </table:table-cell>
              <table:table-cell office:value-type="float" office:value="1251">
                <text:p>1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84">
                <text:p>1684</text:p>
              </table:table-cell>
              <table:table-cell office:value-type="float" office:value="1667">
                <text:p>1667</text:p>
              </table:table-cell>
              <table:table-cell office:value-type="float" office:value="1238">
                <text:p>123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MultiRoom.A1:MultiRoom.E25" chart:data-source-has-labels="both" svg:x="0.236cm" svg:y="0.601cm" svg:width="14.52cm" svg:height="5.273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5cm" svg:y="3.89cm" chart:style-name="ch6">
              <text:p>乾球温度[℃]</text:p>
            </chart:title>
            <chart:grid chart:style-name="ch7" chart:class="major"/>
          </chart:axis>
          <chart:series chart:style-name="ch8" chart:values-cell-range-address="MultiRoom.B2:MultiRoom.B25" chart:label-cell-address="MultiRoom.B1:MultiRoom.B1" chart:class="chart:line">
            <chart:data-point chart:repeated="24"/>
          </chart:series>
          <chart:series chart:style-name="ch9" chart:values-cell-range-address="MultiRoom.C2:MultiRoom.C25" chart:label-cell-address="MultiRoom.C1:MultiRoom.C1" chart:class="chart:line">
            <chart:data-point chart:repeated="24"/>
          </chart:series>
          <chart:series chart:style-name="ch10" chart:values-cell-range-address="MultiRoom.D2:MultiRoom.D25" chart:label-cell-address="MultiRoom.D1:MultiRoom.D1" chart:class="chart:line">
            <chart:data-point chart:repeated="24"/>
          </chart:series>
          <chart:series chart:style-name="ch11" chart:values-cell-range-address="MultiRoom.E2:MultiRoom.E25" chart:label-cell-address="MultiRoom.E1:MultiRoom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B1:MultiRoom.B1">西室ペリメータ</text:p>
              </table:table-cell>
              <table:table-cell office:value-type="string">
                <text:p text:id="MultiRoom.C1:MultiRoom.C1">西室インテリア</text:p>
              </table:table-cell>
              <table:table-cell office:value-type="string">
                <text:p text:id="MultiRoom.D1:MultiRoom.D1">東室ペリメータ</text:p>
              </table:table-cell>
              <table:table-cell office:value-type="string">
                <text:p text:id="MultiRoom.E1:MultiRoom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31.1">
                <text:p text:id="MultiRoom.B2:MultiRoom.B25">31.1</text:p>
              </table:table-cell>
              <table:table-cell office:value-type="float" office:value="31.8">
                <text:p text:id="MultiRoom.C2:MultiRoom.C25">31.8</text:p>
              </table:table-cell>
              <table:table-cell office:value-type="float" office:value="31.5">
                <text:p text:id="MultiRoom.D2:MultiRoom.D25">31.5</text:p>
              </table:table-cell>
              <table:table-cell office:value-type="float" office:value="31.8">
                <text:p text:id="MultiRoom.E2:MultiRoom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0.9">
                <text:p>30.9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8">
                <text:p>30.8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7">
                <text:p>30.7</text:p>
              </table:table-cell>
              <table:table-cell office:value-type="float" office:value="31.5">
                <text:p>31.5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7">
                <text:p>30.7</text:p>
              </table:table-cell>
              <table:table-cell office:value-type="float" office:value="31.3">
                <text:p>31.3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6">
                <text:p>31.6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MultiRoom.A2:MultiRoom.A25 MultiRoom.F1:MultiRoom.I25" chart:data-source-has-labels="both" svg:x="-0.047cm" svg:y="0.602cm" svg:width="14.805cm" svg:height="5.275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6cm" svg:y="3.889cm" chart:style-name="ch6">
              <text:p>顕熱負荷[W]</text:p>
            </chart:title>
            <chart:grid chart:style-name="ch7" chart:class="major"/>
          </chart:axis>
          <chart:series chart:style-name="ch8" chart:values-cell-range-address="MultiRoom.F2:MultiRoom.F25" chart:label-cell-address="MultiRoom.F1:MultiRoom.F1" chart:class="chart:line">
            <chart:data-point chart:repeated="24"/>
          </chart:series>
          <chart:series chart:style-name="ch9" chart:values-cell-range-address="MultiRoom.G2:MultiRoom.G25" chart:label-cell-address="MultiRoom.G1:MultiRoom.G1" chart:class="chart:line">
            <chart:data-point chart:repeated="24"/>
          </chart:series>
          <chart:series chart:style-name="ch10" chart:values-cell-range-address="MultiRoom.H2:MultiRoom.H25" chart:label-cell-address="MultiRoom.H1:MultiRoom.H1" chart:class="chart:line">
            <chart:data-point chart:repeated="24"/>
          </chart:series>
          <chart:series chart:style-name="ch11" chart:values-cell-range-address="MultiRoom.I2:MultiRoom.I25" chart:label-cell-address="MultiRoom.I1:MultiRoom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F1:MultiRoom.F1"> 西室ペリメータ</text:p>
              </table:table-cell>
              <table:table-cell office:value-type="string">
                <text:p text:id="MultiRoom.G1:MultiRoom.G1">西室インテリア</text:p>
              </table:table-cell>
              <table:table-cell office:value-type="string">
                <text:p text:id="MultiRoom.H1:MultiRoom.H1">東室ペリメータ</text:p>
              </table:table-cell>
              <table:table-cell office:value-type="string">
                <text:p text:id="MultiRoom.I1:MultiRoom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0">
                <text:p text:id="MultiRoom.F2:MultiRoom.F25">0</text:p>
              </table:table-cell>
              <table:table-cell office:value-type="float" office:value="0">
                <text:p text:id="MultiRoom.G2:MultiRoom.G25">0</text:p>
              </table:table-cell>
              <table:table-cell office:value-type="float" office:value="0">
                <text:p text:id="MultiRoom.H2:MultiRoom.H25">0</text:p>
              </table:table-cell>
              <table:table-cell office:value-type="float" office:value="0">
                <text:p text:id="MultiRoom.I2:MultiRoom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23">
                <text:p>1423</text:p>
              </table:table-cell>
              <table:table-cell office:value-type="float" office:value="1801">
                <text:p>1801</text:p>
              </table:table-cell>
              <table:table-cell office:value-type="float" office:value="1284">
                <text:p>128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409">
                <text:p>1409</text:p>
              </table:table-cell>
              <table:table-cell office:value-type="float" office:value="1660">
                <text:p>1660</text:p>
              </table:table-cell>
              <table:table-cell office:value-type="float" office:value="1182">
                <text:p>11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514">
                <text:p>1514</text:p>
              </table:table-cell>
              <table:table-cell office:value-type="float" office:value="1648">
                <text:p>1648</text:p>
              </table:table-cell>
              <table:table-cell office:value-type="float" office:value="1172">
                <text:p>117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611">
                <text:p>1611</text:p>
              </table:table-cell>
              <table:table-cell office:value-type="float" office:value="1657">
                <text:p>1657</text:p>
              </table:table-cell>
              <table:table-cell office:value-type="float" office:value="1174">
                <text:p>117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700">
                <text:p>1700</text:p>
              </table:table-cell>
              <table:table-cell office:value-type="float" office:value="1683">
                <text:p>1683</text:p>
              </table:table-cell>
              <table:table-cell office:value-type="float" office:value="1186">
                <text:p>118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72">
                <text:p>1772</text:p>
              </table:table-cell>
              <table:table-cell office:value-type="float" office:value="1721">
                <text:p>1721</text:p>
              </table:table-cell>
              <table:table-cell office:value-type="float" office:value="1205">
                <text:p>120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28">
                <text:p>1828</text:p>
              </table:table-cell>
              <table:table-cell office:value-type="float" office:value="1764">
                <text:p>1764</text:p>
              </table:table-cell>
              <table:table-cell office:value-type="float" office:value="1226">
                <text:p>1226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43">
                <text:p>1843</text:p>
              </table:table-cell>
              <table:table-cell office:value-type="float" office:value="1803">
                <text:p>1803</text:p>
              </table:table-cell>
              <table:table-cell office:value-type="float" office:value="1245">
                <text:p>124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45">
                <text:p>1845</text:p>
              </table:table-cell>
              <table:table-cell office:value-type="float" office:value="1833">
                <text:p>1833</text:p>
              </table:table-cell>
              <table:table-cell office:value-type="float" office:value="1258">
                <text:p>125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17">
                <text:p>1817</text:p>
              </table:table-cell>
              <table:table-cell office:value-type="float" office:value="1849">
                <text:p>1849</text:p>
              </table:table-cell>
              <table:table-cell office:value-type="float" office:value="1263">
                <text:p>12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30">
                <text:p>1730</text:p>
              </table:table-cell>
              <table:table-cell office:value-type="float" office:value="1846">
                <text:p>1846</text:p>
              </table:table-cell>
              <table:table-cell office:value-type="float" office:value="1259">
                <text:p>125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31">
                <text:p>1631</text:p>
              </table:table-cell>
              <table:table-cell office:value-type="float" office:value="1823">
                <text:p>1823</text:p>
              </table:table-cell>
              <table:table-cell office:value-type="float" office:value="1245">
                <text:p>124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5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2" chart:maximum="34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45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145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4.764cm" svg:y="0.12cm" chart:style-name="ch2"/>
        <chart:plot-area chart:style-name="ch3" table:cell-range-address="Weather.A1:Weather.C25" chart:data-source-has-labels="both" svg:x="-0.044cm" svg:y="0.765cm" svg:width="15.129cm" svg:height="5.112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1cm" svg:y="4.688cm" chart:style-name="ch6">
              <text:p>Drybulb temperature [C]</text:p>
            </chart:title>
            <chart:grid chart:style-name="ch7" chart:class="major"/>
          </chart:axis>
          <chart:axis chart:dimension="y" chart:name="secondary-y" chart:style-name="ch8">
            <chart:title svg:x="14.483cm" svg:y="4.769cm" chart:style-name="ch6">
              <text:p>Humidity ratio [kg/kg(DA)]</text:p>
            </chart:title>
          </chart:axis>
          <chart:series chart:attached-axis="primary-y" chart:style-name="ch9" chart:values-cell-range-address="Weather.B2:Weather.B25" chart:label-cell-address="Weather.B1:Weather.B1" chart:class="chart:line">
            <chart:data-point chart:repeated="24"/>
          </chart:series>
          <chart:series chart:attached-axis="secondary-y" chart:style-name="ch10" chart:values-cell-range-address="Weather.C2:Weather.C25" chart:label-cell-address="Weather.C1:Weather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B1:Weather.B1">Drybulb temperature</text:p>
              </table:table-cell>
              <table:table-cell office:value-type="string">
                <text:p text:id="Weather.C1:Weather.C1">Humidity ratio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24.2">
                <text:p text:id="Weather.B2:Weather.B25">24.2</text:p>
              </table:table-cell>
              <table:table-cell office:value-type="float" office:value="0.0134">
                <text:p text:id="Weather.C2:Weather.C25">0.0134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4.1">
                <text:p>24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24.1">
                <text:p>24.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24.2">
                <text:p>24.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4.3">
                <text:p>24.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4.2">
                <text:p>24.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4.4">
                <text:p>24.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5.1">
                <text:p>25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.1">
                <text:p>26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7.1">
                <text:p>27.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8.8">
                <text:p>28.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9.9">
                <text:p>29.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0.7">
                <text:p>30.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31.2">
                <text:p>31.2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31.6">
                <text:p>31.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1.4">
                <text:p>31.4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1.3">
                <text:p>31.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30.8">
                <text:p>30.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9.4">
                <text:p>29.4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8.1">
                <text:p>28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7.5">
                <text:p>27.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27.1">
                <text:p>27.1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26.6">
                <text:p>26.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26.3">
                <text:p>26.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2_20_Dots_20_3_20_Dashes" svg:stroke-width="0.05cm" svg:stroke-color="#008000" draw:fill-color="#008000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6.001cm" xlink:href=".." chart:class="chart:line" chart:style-name="ch1">
        <chart:legend chart:legend-position="top" svg:x="2.921cm" svg:y="0cm" chart:style-name="ch2"/>
        <chart:plot-area chart:style-name="ch3" table:cell-range-address="Weather.A2:Weather.A25 Weather.D1:Weather.F25" chart:data-source-has-labels="both" svg:x="-0.051cm" svg:y="0.887cm" svg:width="16.051cm" svg:height="5.111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13cm" svg:y="4.551cm" chart:style-name="ch6">
              <text:p>Solar radiation[W/m2]</text:p>
            </chart:title>
            <chart:grid chart:style-name="ch7" chart:class="major"/>
          </chart:axis>
          <chart:axis chart:dimension="y" chart:name="secondary-y" chart:style-name="ch8">
            <chart:title svg:x="15.464cm" svg:y="4.896cm" chart:style-name="ch6">
              <text:p>Nocturnal radiation[W/m2]</text:p>
            </chart:title>
          </chart:axis>
          <chart:series chart:attached-axis="primary-y" chart:style-name="ch9" chart:values-cell-range-address="Weather.E2:Weather.E25" chart:label-cell-address="Weather.E1:Weather.E1" chart:class="chart:line">
            <chart:data-point chart:repeated="24"/>
          </chart:series>
          <chart:series chart:attached-axis="primary-y" chart:style-name="ch10" chart:values-cell-range-address="Weather.F2:Weather.F25" chart:label-cell-address="Weather.F1:Weather.F1" chart:class="chart:line">
            <chart:data-point chart:repeated="24"/>
          </chart:series>
          <chart:series chart:attached-axis="secondary-y" chart:style-name="ch11" chart:values-cell-range-address="Weather.D2:Weather.D25" chart:label-cell-address="Weather.D1:Weather.D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E1:Weather.E1">Direct normal radiation [W/m2]</text:p>
              </table:table-cell>
              <table:table-cell office:value-type="string">
                <text:p text:id="Weather.F1:Weather.F1">Diffuse horizontal radiation [W/m2]</text:p>
              </table:table-cell>
              <table:table-cell office:value-type="string">
                <text:p text:id="Weather.D1:Weather.D1">Nocturnal radiation [W/m2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0">
                <text:p text:id="Weather.E2:Weather.E25">0</text:p>
              </table:table-cell>
              <table:table-cell office:value-type="float" office:value="0">
                <text:p text:id="Weather.F2:Weather.F25">0</text:p>
              </table:table-cell>
              <table:table-cell office:value-type="float" office:value="32">
                <text:p text:id="Weather.D2:Weather.D25">32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185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369">
                <text:p>369</text:p>
              </table:table-cell>
              <table:table-cell office:value-type="float" office:value="259">
                <text:p>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499">
                <text:p>499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557">
                <text:p>557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522">
                <text:p>522</text:p>
              </table:table-cell>
              <table:table-cell office:value-type="float" office:value="349">
                <text:p>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517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80">
                <text:p>480</text:p>
              </table:table-cell>
              <table:table-cell office:value-type="float" office:value="277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98">
                <text:p>398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